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en" fo:country="US" style:font-size-asian="14pt" style:font-size-complex="14pt"/>
    </style:style>
    <style:style style:name="P3" style:family="paragraph" style:parent-style-name="Standard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paragraph-rsid="001b737f" style:font-size-asian="10pt" style:font-weight-asian="bold" style:font-name-complex="Courier New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Courier New" fo:font-size="10pt" fo:language="en" fo:country="US" style:font-size-asian="10pt" style:font-name-complex="Courier New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9" style:family="paragraph" style:parent-style-name="Standard">
      <style:text-properties style:font-name="Courier New" fo:font-size="10pt" fo:language="en" fo:country="US" style:font-size-asian="10pt" style:font-size-complex="10pt"/>
    </style:style>
    <style:style style:name="P10" style:family="paragraph" style:parent-style-name="Standard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P11" style:family="paragraph" style:parent-style-name="Standard">
      <style:text-properties style:font-name="Courier New" fo:font-size="10pt" fo:language="en" fo:country="US" fo:font-style="italic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officeooo:paragraph-rsid="0016171b"/>
    </style:style>
    <style:style style:name="P15" style:family="paragraph" style:parent-style-name="Standard">
      <style:text-properties fo:language="en" fo:country="US"/>
    </style:style>
    <style:style style:name="P16" style:family="paragraph" style:parent-style-name="Normal">
      <style:text-properties fo:language="en" fo:country="US" text:display="none"/>
    </style:style>
    <style:style style:name="P17" style:family="paragraph" style:parent-style-name="Normal">
      <style:paragraph-properties fo:break-before="page"/>
    </style:style>
    <style:style style:name="P18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19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20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21" style:family="paragraph" style:parent-style-name="Standard">
      <style:text-properties fo:language="en" fo:country="US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/>
    </style:style>
    <style:style style:name="T3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T4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T5" style:family="text">
      <style:text-properties style:font-name="Courier New" fo:font-size="10pt" fo:language="en" fo:country="US" officeooo:rsid="0016171b" style:font-size-asian="10pt" style:font-name-complex="Courier New" style:font-size-complex="10pt"/>
    </style:style>
    <style:style style:name="T6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/>
    </style:style>
    <style:style style:name="T7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T8" style:family="text">
      <style:text-properties style:font-name="Courier New" fo:font-size="10pt" fo:language="en" fo:country="US" fo:font-style="normal" style:font-size-asian="10pt" style:font-style-asian="normal" style:font-name-complex="Courier New" style:font-size-complex="10pt" style:font-style-complex="normal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n" fo:country="US" officeooo:rsid="001f0c6a" style:font-size-asian="14pt" style:font-size-complex="14pt"/>
    </style:style>
    <style:style style:name="T11" style:family="text">
      <style:text-properties fo:font-size="14pt" fo:language="en" fo:country="US" officeooo:rsid="001ffe1b" style:font-size-asian="14pt" style:font-size-complex="14pt"/>
    </style:style>
    <style:style style:name="T12" style:family="text">
      <style:text-properties fo:font-size="14pt" fo:language="en" fo:country="US" officeooo:rsid="0021d50e" style:font-size-asian="14pt" style:font-size-complex="14pt"/>
    </style:style>
    <style:style style:name="T13" style:family="text">
      <style:text-properties fo:color="#0000cc" loext:opacity="100%"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4" style:family="text">
      <style:text-properties officeooo:rsid="001a49c9"/>
    </style:style>
    <style:style style:name="T15" style:family="text">
      <style:text-properties officeooo:rsid="001b737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Default_20_Paragraph_20_Font"><text:span text:style-name="T9">JavaScript cheatsheet – v3.</text:span></text:span><text:span text:style-name="Default_20_Paragraph_20_Font"><text:span text:style-name="T10">5</text:span></text:span><text:span text:style-name="Default_20_Paragraph_20_Font"><text:span text:style-name="T9">.</text:span></text:span><text:span text:style-name="Default_20_Paragraph_20_Font"><text:span text:style-name="T12">2</text:span></text:span><text:span text:style-name="Default_20_Paragraph_20_Font"><text:span text:style-name="T9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13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Web Storage api and JSON</text:p>
          </table:table-cell>
          <table:table-cell table:style-name="Table1.A1" office:value-type="string">
            <text:h text:style-name="P20" text:outline-level="3">element.dataset &amp; data-* attributes</text:h>
          </table:table-cell>
          <table:table-cell table:style-name="Table1.C1" office:value-type="string">
            <text:h text:style-name="P19" text:outline-level="2"><text:bookmark text:name="TypedArray_objects"/>TypedArray</text:h>
          </table:table-cell>
        </table:table-row>
        <table:table-row>
          <table:table-cell table:style-name="Table1.A2" office:value-type="string">
            <text:p text:style-name="P7"/>
            <text:p text:style-name="P7">IE8+</text:p>
            <text:p text:style-name="P7"/>
            <text:p text:style-name="P3">localStorage:</text:p>
            <text:p text:style-name="P7">localStorage.length;</text:p>
            <text:p text:style-name="P7">localStorage.key(index);</text:p>
            <text:p text:style-name="P7">localStorage.getItem(key);</text:p>
            <text:p text:style-name="P7">localStorage.setItem(key, data);</text:p>
            <text:p text:style-name="P7">localStorage.removeItem(key);</text:p>
            <text:p text:style-name="P7">localStorage.clear();</text:p>
            <text:p text:style-name="P7"/>
            <text:p text:style-name="Standard"><text:span text:style-name="Source_20_Text"><text:span text:style-name="T2">sessionStorage</text:span></text:span><text:span text:style-name="Default_20_Paragraph_20_Font"><text:span text:style-name="T3">: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length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key(index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get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setItem(key, data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remove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clear();</text:span></text:span></text:p>
            <text:p text:style-name="P7"/>
            <text:p text:style-name="P3">hasItem:</text:p>
            <text:p text:style-name="P7">localStorage.getItem(key) !== null</text:p>
            <text:p text:style-name="Standard"><text:span text:style-name="Source_20_Text"><text:span text:style-name="T4">sessionStorage</text:span></text:span><text:span text:style-name="Default_20_Paragraph_20_Font"><text:span text:style-name="T4">.getItem(key) !== null</text:span></text:span></text:p>
            <text:p text:style-name="P3"/>
            <text:p text:style-name="P3">setJSON:</text:p>
            <text:p text:style-name="P7">localStorage.setItem(key, JSON.stringify(object));</text:p>
            <text:p text:style-name="Standard"><text:span text:style-name="Source_20_Text"><text:span text:style-name="T4">sessionStorage</text:span></text:span><text:span text:style-name="Default_20_Paragraph_20_Font"><text:span text:style-name="T4">.setItem(key, JSON.stringify(object));</text:span></text:span></text:p>
            <text:p text:style-name="P3"/>
            <text:p text:style-name="P3">getJSON:</text:p>
            <text:p text:style-name="P7">JSON.parse(localStorage.getItem(key));</text:p>
            <text:p text:style-name="Standard"><text:span text:style-name="Default_20_Paragraph_20_Font"><text:span text:style-name="T4">JSON.parse(</text:span></text:span><text:span text:style-name="Source_20_Text"><text:span text:style-name="T4">sessionStorage</text:span></text:span><text:span text:style-name="Default_20_Paragraph_20_Font"><text:span text:style-name="T4">.getItem(key));</text:span></text:span></text:p>
          </table:table-cell>
          <table:table-cell table:style-name="Table1.B2" office:value-type="string">
            <text:p text:style-name="P7"/>
            <text:p text:style-name="P7">- IE11 compatible</text:p>
            <text:p text:style-name="P7">- element data-* attributes</text:p>
            <text:p text:style-name="P7">- no methods and events</text:p>
            <text:p text:style-name="P7"/>
            <text:p text:style-name="P3">camelcase:</text:p>
            <text:p text:style-name="P7">element.data-name</text:p>
            <text:p text:style-name="P7"><text:s text:c="2"/>-&gt; element.dataset.name</text:p>
            <text:p text:style-name="P7">element.data-first-second</text:p>
            <text:p text:style-name="P7"><text:s text:c="2"/>-&gt; element.dataset.firstSecond</text:p>
            <text:p text:style-name="P7"/>
            <text:p text:style-name="P3">set:</text:p>
            <text:p text:style-name="P7">element.dataset.name = "value";</text:p>
            <text:p text:style-name="P7">element.dataset["name"] = "value";</text:p>
            <text:p text:style-name="P7">element.setAttribute("data-name", "value");</text:p>
            <text:p text:style-name="P7">element["data-name"] = "value";</text:p>
            <text:p text:style-name="P7"/>
            <text:p text:style-name="P3">get:</text:p>
            <text:p text:style-name="P7">element.dataset.name;</text:p>
            <text:p text:style-name="P7">element.dataset["name"];</text:p>
            <text:p text:style-name="P7">element.getAttribute("data-name");</text:p>
            <text:p text:style-name="P7">element["data-name"];</text:p>
            <text:p text:style-name="P7"/>
            <text:p text:style-name="P3">remove:</text:p>
            <text:p text:style-name="P7">element.removeAttribute("data-name");</text:p>
            <text:p text:style-name="P7"/>
            <text:p text:style-name="P3">check:</text:p>
            <text:p text:style-name="P7">element.hasAttribute("data-name");</text:p>
            <text:p text:style-name="P7"/>
          </table:table-cell>
          <table:table-cell table:style-name="Table1.C2" office:value-type="string">
            <text:p text:style-name="P7"/>
            <text:p text:style-name="P7">IE10+11 compatible</text:p>
            <text:p text:style-name="P7"/>
            <text:p text:style-name="Standard"><text:span text:style-name="Default_20_Paragraph_20_Font"><text:span text:style-name="T4">new &lt;TypedArray&gt;(); </text:span></text:span><text:span text:style-name="Default_20_Paragraph_20_Font"><text:span text:style-name="T7">ES2017</text:span></text:span></text:p>
            <text:p text:style-name="P7">new &lt;TypedArray&gt;(length);</text:p>
            <text:p text:style-name="P7">new &lt;TypedArray&gt;(typedArray);</text:p>
            <text:p text:style-name="P7">new &lt;TypedArray&gt;(object);</text:p>
            <text:p text:style-name="P7">new &lt;TypedArray&gt;(buffer[,byteOffset[,len]]);</text:p>
            <text:p text:style-name="P7"/>
            <text:p text:style-name="P3">Int8Array();</text:p>
            <text:p text:style-name="P7">-128 to 127, 1 byte, int8_t, Shortint</text:p>
            <text:p text:style-name="P3">Uint8Array();</text:p>
            <text:p text:style-name="P7">0 to 255, 1 byte, uint8_t, <text:span text:style-name="T14">Byte</text:span></text:p>
            <text:p text:style-name="Standard"><text:span text:style-name="Default_20_Paragraph_20_Font"><text:span text:style-name="T3">Uint8ClampedArray(); - not in IE10-11</text:span></text:span></text:p>
            <text:p text:style-name="P7">0 to 255, 1 byte, uint8_t, <text:span text:style-name="T14">Byte</text:span></text:p>
            <text:p text:style-name="P3">Int16Array();</text:p>
            <text:p text:style-name="P7">-32768 to 32767, 2 byte, int16_t, Smallint</text:p>
            <text:p text:style-name="P3">Uint16Array();</text:p>
            <text:p text:style-name="P7">0 to 65535, 2 byte, uint16_t, <text:span text:style-name="T14">Word</text:span></text:p>
            <text:p text:style-name="P3">Int32Array();</text:p>
            <text:p text:style-name="P7">-2147483648 to 2147483647, 4 byte, int32_t</text:p>
            <text:p text:style-name="P3">Uint32Array();</text:p>
            <text:p text:style-name="P7">0 to 4294967295, 4 byte, uint32_t, Longword</text:p>
            <text:p text:style-name="P3">BigInt64Array(); - not in IE10-11</text:p>
            <text:p text:style-name="P7">-2**63 to 2**63-1, 8 byte, int64_t, Int64</text:p>
            <text:p text:style-name="P3">BigUint64Array(); - not in IE10-11</text:p>
            <text:p text:style-name="P7">0 to 2**64-1, 8 byte, uint64_t, QWord</text:p>
            <text:p text:style-name="P3">Float32Array();</text:p>
            <text:p text:style-name="P7">1.2x10-38 to 3.4x1038, 4 byte, float, <text:span text:style-name="T14">Real</text:span></text:p>
            <text:p text:style-name="P3">Float64Array();</text:p>
            <text:p text:style-name="P7">5.0x10-324 to 1.8x10308, 8 byte, <text:span text:style-name="T14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2"><text:span text:style-name="Default_20_Paragraph_20_Font"><text:span text:style-name="T3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4"><text:span text:style-name="Source_20_Text"><text:span text:style-name="T4">target.addEventListener(&lt;type&gt;,&lt;listener&gt;[,useCapture]</text:span></text:span><text:span text:style-name="Source_20_Text"><text:span text:style-name="T5">);</text:span></text:span><text:span text:style-name="Source_20_Text"><text:span text:style-name="T6"> or</text:span></text:span><text:span text:style-name="Source_20_Text"><text:span text:style-name="T8"> target.addEventListener</text:span></text:span><text:span text:style-name="Source_20_Text"><text:span text:style-name="T6">(</text:span></text:span><text:span text:style-name="Source_20_Text"><text:span text:style-name="T4">&lt;type&gt;,&lt;listener&gt;[,options]);</text:span></text:span></text:p>
            <text:p text:style-name="P14"><text:span text:style-name="Source_20_Text"><text:span text:style-name="T4">target.removeEventListener(&lt;type&gt;,&lt;listener&gt;[,useCapture]</text:span></text:span><text:span text:style-name="Source_20_Text"><text:span text:style-name="T5">);</text:span></text:span><text:span text:style-name="Source_20_Text"><text:span text:style-name="T6"> or </text:span></text:span><text:span text:style-name="Source_20_Text"><text:span text:style-name="T8">target.removeEventListener(</text:span></text:span><text:span text:style-name="Source_20_Text"><text:span text:style-name="T4">&lt;type&gt;,&lt;listener&gt;[,options]);</text:span></text:span></text:p>
            <text:p text:style-name="P13"><text:span text:style-name="Source_20_Text"><text:span text:style-name="T4">target.dispatchEvent(&lt;event&gt;);</text:span></text:span></text:p>
            <text:p text:style-name="P13"><text:span text:style-name="Source_20_Text"><text:span text:style-name="T4">target.type();</text:span></text:span><text:span text:style-name="Source_20_Text"><text:span text:style-name="T6"> or </text:span></text:span><text:span text:style-name="Source_20_Text"><text:span text:style-name="T4">target["type"]();</text:span></text:span></text:p>
          </table:table-cell>
          <table:covered-table-cell/>
          <table:covered-table-cell/>
        </table:table-row>
      </table:table>
      <text:p text:style-name="P16"/>
      <text:p text:style-name="P1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element.classList</text:p>
          </table:table-cell>
          <table:table-cell table:style-name="Table2.B1" office:value-type="string">
            <text:p text:style-name="P4">JSON</text:p>
          </table:table-cell>
        </table:table-row>
        <table:table-row>
          <table:table-cell table:style-name="Table2.A2" office:value-type="string">
            <text:p text:style-name="P7"/>
            <text:p text:style-name="P13"><text:span text:style-name="Source_20_Text"><text:span text:style-name="T4">IE10+IE11 don't have support for classList on SVG or MathML elements.</text:span></text:span></text:p>
            <text:p text:style-name="P7"/>
            <text:p text:style-name="P3">element.classList.add(String[,String]);</text:p>
            <text:p text:style-name="P7">IE10+11: yes (except the multiple arguments)</text:p>
            <text:p text:style-name="P10"/>
            <text:p text:style-name="P3">element.classList.remove(String[,String]);</text:p>
            <text:p text:style-name="P8">IE10+11: yes (except the multiple arguments)</text:p>
            <text:p text:style-name="P8">- Removing a class that does not exist, does NOT throw an error.</text:p>
            <text:p text:style-name="P7"/>
            <text:p text:style-name="P3">element.classList.contains(String);</text:p>
            <text:p text:style-name="P7">IE10+11: yes</text:p>
            <text:p text:style-name="P10"/>
            <text:p text:style-name="P3">element.classList.toggle(String[,force]);</text:p>
            <text:p text:style-name="P8">IE10+11: yes (except the second argument)</text:p>
            <text:p text:style-name="P8">- When only one argument is present: Toggle class value; if class exists then remove it and return false, if not, then add it and return true.</text:p>
            <text:p text:style-name="P8">- When a second argument is present: If the second argument evaluates to true, add specified class value, and if it evaluates to false, remove it.</text:p>
            <text:p text:style-name="P7"/>
            <text:p text:style-name="P3">element.classList.item(Number);</text:p>
            <text:p text:style-name="P7">IE10+11: yes</text:p>
            <text:p text:style-name="P7"/>
            <text:p text:style-name="P3">element.classList.length;</text:p>
            <text:p text:style-name="P7">IE10+11: yes</text:p>
            <text:p text:style-name="P10"/>
            <text:p text:style-name="P3">element.classList.replace(oldClass, newClass);</text:p>
            <text:p text:style-name="P8">IE10+11: No and the method isn't compatible with the Safari and mobile browsers too.</text:p>
            <text:p text:style-name="P10"/>
            <text:p text:style-name="P3">Remove all classes:</text:p>
            <text:p text:style-name="Standard"><text:span text:style-name="Source_20_Text"><text:span text:style-name="T4">element.className = "";</text:span></text:span></text:p>
            <text:p text:style-name="P7"/>
          </table:table-cell>
          <table:table-cell table:style-name="Table2.B2" office:value-type="string">
            <text:p text:style-name="P7"/>
            <text:p text:style-name="P7">IE8+</text:p>
            <text:p text:style-name="P7"/>
            <text:p text:style-name="Standard"><text:span text:style-name="Default_20_Paragraph_20_Font"><text:span text:style-name="T3">Valid Data Types</text:span></text:span></text:p>
            <text:p text:style-name="P7">- string</text:p>
            <text:p text:style-name="P7">- number</text:p>
            <text:p text:style-name="P7">- object (containing valid JSON values)</text:p>
            <text:p text:style-name="P7">- array</text:p>
            <text:p text:style-name="P7">- boolean</text:p>
            <text:p text:style-name="P7">- date</text:p>
            <text:p text:style-name="P7">- null</text:p>
            <text:p text:style-name="P7"/>
            <text:p text:style-name="Standard"><text:span text:style-name="Default_20_Paragraph_20_Font"><text:span text:style-name="T3">Invalid Data Types</text:span></text:span></text:p>
            <text:p text:style-name="P7">- function</text:p>
            <text:p text:style-name="P7">- Symbol</text:p>
            <text:p text:style-name="Standard"><text:span text:style-name="Default_20_Paragraph_20_Font"><text:span text:style-name="T4">- NaN, Infinity, undefined</text:span></text:span><text:span text:style-name="Default_20_Paragraph_20_Font"><text:span text:style-name="T7"> – will be "null"</text:span></text:span></text:p>
            <text:p text:style-name="P7">- an object with method(s) (functions)</text:p>
            <text:p text:style-name="Standard"><text:span text:style-name="Default_20_Paragraph_20_Font"><text:span text:style-name="T4">- Map, Set, WeakMap, WeakSet</text:span></text:span><text:span text:style-name="Default_20_Paragraph_20_Font"><text:span text:style-name="T7"> – fix: convert to array</text:span></text:span></text:p>
            <text:p text:style-name="Standard"><text:span text:style-name="Default_20_Paragraph_20_Font"><text:span text:style-name="T4">- BigInt - </text:span></text:span><text:span text:style-name="Default_20_Paragraph_20_Font"><text:span text:style-name="T7">fixed in Celestra - BigInt.prototype.toJSON();</text:span></text:span></text:p>
            <text:p text:style-name="P7"/>
            <text:p text:style-name="P3">JSON.stringify(value[,replacer[,space]]);</text:p>
            <text:p text:style-name="P7">Convert a JavaScript object to a JSON string.</text:p>
            <text:p text:style-name="P7"/>
            <text:p text:style-name="P7">JSON.stringify( { a: 1, b: "2", c: true } );</text:p>
            <text:p text:style-name="P10">// -&gt; "{\"a\":1,\"b\":\"2\",\"c\":true}"</text:p>
            <text:p text:style-name="P10"/>
            <text:p text:style-name="P7">JSON.stringify( [1, 2, 3, 4, 5] );</text:p>
            <text:p text:style-name="P10">// -&gt; "[1,2,3,4,5]"</text:p>
            <text:p text:style-name="P10"/>
            <text:p text:style-name="P3">JSON.parse(text[,reviver]);</text:p>
            <text:p text:style-name="P7">Parses a JSON string and returns a JavaScript object.</text:p>
            <text:p text:style-name="P7"/>
            <text:p text:style-name="P7">JSON.parse(JSON.stringify( {a: 1, b: "2", c: true} ));</text:p>
            <text:p text:style-name="P10">// -&gt; Object { a: 1, b: "2", c: true }</text:p>
            <text:p text:style-name="P10"/>
            <text:p text:style-name="P7">JSON.parse(JSON.stringify( [1, 2, 3, 4, 5] ));</text:p>
            <text:p text:style-name="P10">// -&gt; Array(5) [ 1, 2, 3, 4, 5 ]</text:p>
            <text:p text:style-name="P10"/>
          </table:table-cell>
        </table:table-row>
      </table:table>
      <text:p text:style-name="P15"/>
      <text:p text:style-name="P1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DOMParser</text:p>
          </table:table-cell>
          <table:table-cell table:style-name="Table3.A1" office:value-type="string">
            <text:p text:style-name="P5">BigInt <text:span text:style-name="T15">(Int64)</text:span></text:p>
          </table:table-cell>
        </table:table-row>
        <table:table-row>
          <table:table-cell table:style-name="Table3.A2" office:value-type="string">
            <text:p text:style-name="P7"/>
            <text:p text:style-name="P13"><text:span text:style-name="Source_20_Text"><text:span text:style-name="T4">IE9: XML support</text:span></text:span></text:p>
            <text:p text:style-name="P13"><text:span text:style-name="Source_20_Text"><text:span text:style-name="T4">IE10+IE11: XML, SVG and HTML support</text:span></text:span></text:p>
            <text:p text:style-name="P7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"sourceStr", "application/xml");</text:span></text:span></text:p>
            <text:p text:style-name="Standard"><text:span text:style-name="Source_20_Text"><text:span text:style-name="T4">Returns a Document, but not a SVGDocument nor a HTMLDocument.</text:span></text:span></text:p>
            <text:p text:style-name="P7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image/svg+xml");</text:span></text:span></text:p>
            <text:p text:style-name="Standard"><text:span text:style-name="Source_20_Text"><text:span text:style-name="T4">Returns a SVGDocument, which also is a Document.</text:span></text:span></text:p>
            <text:p text:style-name="P7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text/html");</text:span></text:span></text:p>
            <text:p text:style-name="Standard"><text:span text:style-name="Source_20_Text"><text:span text:style-name="T4">Returns a HTML document.</text:span></text:span></text:p>
            <text:p text:style-name="P7"/>
          </table:table-cell>
          <table:table-cell table:style-name="Table3.B4" table:number-rows-spanned="3" office:value-type="string">
            <text:p text:style-name="P7"/>
            <text:p text:style-name="Standard"><text:span text:style-name="Source_20_Text"><text:span text:style-name="T4">let theBiggestInt = 9007199254740991n;</text:span></text:span></text:p>
            <text:p text:style-name="Standard"><text:span text:style-name="Source_20_Text"><text:span text:style-name="T4">let alsoHuge = BigInt(9007199254740991);</text:span></text:span></text:p>
            <text:p text:style-name="Standard"><text:span text:style-name="Source_20_Text"><text:span text:style-name="T4">let hugeString = BigInt("9007199254740991");</text:span></text:span></text:p>
            <text:p text:style-name="Standard"><text:span text:style-name="Source_20_Text"><text:span text:style-name="T4">let hugeHex = BigInt("0x1fffffffffffff");</text:span></text:span></text:p>
            <text:p text:style-name="Standard"><text:span text:style-name="Source_20_Text"><text:span text:style-name="T4">let hugeBin = BigInt("0b11111111111111111111111111111111111111111111111111111");</text:span></text:span></text:p>
            <text:p text:style-name="Standard"><text:span text:style-name="Source_20_Text"><text:span text:style-name="T7">// all -&gt; 9007199254740991n</text:span></text:span></text:p>
            <text:p text:style-name="P7"/>
            <text:p text:style-name="Standard"><text:span text:style-name="Source_20_Text"><text:span text:style-name="T4">typeof 1n; <text:s text:c="9"/></text:span></text:span><text:span text:style-name="Source_20_Text"><text:span text:style-name="T7">// -&gt; "bigint"</text:span></text:span></text:p>
            <text:p text:style-name="Standard"><text:span text:style-name="Source_20_Text"><text:span text:style-name="T4">typeof BigInt("1"); </text:span></text:span><text:span text:style-name="Source_20_Text"><text:span text:style-name="T7">// -&gt; "bigint"</text:span></text:span></text:p>
            <text:p text:style-name="P7"/>
            <text:p text:style-name="Standard"><text:span text:style-name="Source_20_Text"><text:span text:style-name="T3">Operators:</text:span></text:span><text:span text:style-name="Source_20_Text"><text:span text:style-name="T4"> +, *, -, **, %, Bitwise operators (e.g.: &gt;&gt;&gt;)</text:span></text:span></text:p>
            <text:p text:style-name="P7"/>
            <text:p text:style-name="Standard"><text:span text:style-name="Source_20_Text"><text:span text:style-name="T4">!0n <text:s text:c="5"/></text:span></text:span><text:span text:style-name="Source_20_Text"><text:span text:style-name="T7">// -&gt; true</text:span></text:span></text:p>
            <text:p text:style-name="Standard"><text:span text:style-name="Source_20_Text"><text:span text:style-name="T4">!1n <text:s text:c="5"/></text:span></text:span><text:span text:style-name="Source_20_Text"><text:span text:style-name="T7">// -&gt; false</text:span></text:span></text:p>
            <text:p text:style-name="P7"/>
            <text:p text:style-name="Standard"><text:span text:style-name="Source_20_Text"><text:span text:style-name="T4">4n / 2n <text:s/></text:span></text:span><text:span text:style-name="Source_20_Text"><text:span text:style-name="T7">// -&gt; 2n</text:span></text:span></text:p>
            <text:p text:style-name="Standard"><text:span text:style-name="Source_20_Text"><text:span text:style-name="T4">5n / 2n <text:s/></text:span></text:span><text:span text:style-name="Source_20_Text"><text:span text:style-name="T7">// -&gt; 2n, not 2.5n -&gt; rounded</text:span></text:span></text:p>
            <text:p text:style-name="P7"/>
            <text:p text:style-name="Standard"><text:span text:style-name="Source_20_Text"><text:span text:style-name="T4">1n &lt; 2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1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2 <text:s text:c="2"/></text:span></text:span><text:span text:style-name="Source_20_Text"><text:span text:style-name="T7">// -&gt; false</text:span></text:span></text:p>
            <text:p text:style-name="Standard"><text:span text:style-name="Source_20_Text"><text:span text:style-name="T4">2n &gt;= 2 <text:s/></text:span></text:span><text:span text:style-name="Source_20_Text"><text:span text:style-name="T7">// -&gt; true</text:span></text:span></text:p>
            <text:p text:style-name="P7"/>
            <text:p text:style-name="Standard"><text:span text:style-name="Source_20_Text"><text:span text:style-name="T4">let mixed = [4n, 6, -12n, 10, 4, 0, 0n];</text:span></text:span></text:p>
            <text:p text:style-name="Standard"><text:span text:style-name="Source_20_Text"><text:span text:style-name="T4">mixed.sort();</text:span></text:span><text:span text:style-name="Source_20_Text"><text:span text:style-name="T7">// -&gt; [-12n, 0, 0n, 4n, 4, 6, 10]</text:span></text:span></text:p>
            <text:p text:style-name="P7"/>
            <text:p text:style-name="Standard"><text:span text:style-name="Source_20_Text"><text:span text:style-name="T3">Methods</text:span></text:span></text:p>
            <text:p text:style-name="Standard"><text:span text:style-name="Source_20_Text"><text:span text:style-name="T4">BigInt.asIntN();</text:span></text:span></text:p>
            <text:p text:style-name="Standard"><text:span text:style-name="Source_20_Text"><text:span text:style-name="T7"><text:s text:c="2"/>- BigInt value to a signed integer</text:span></text:span></text:p>
            <text:p text:style-name="Standard"><text:span text:style-name="Source_20_Text"><text:span text:style-name="T4">BigInt.asUintN();</text:span></text:span></text:p>
            <text:p text:style-name="Standard"><text:span text:style-name="Source_20_Text"><text:span text:style-name="T7"><text:s text:c="2"/>- BigInt value to an unsigned integer</text:span></text:span></text:p>
            <text:p text:style-name="Standard"><text:span text:style-name="Source_20_Text"><text:span text:style-name="T4">BigInt.prototype.toLocaleString();</text:span></text:span></text:p>
            <text:p text:style-name="Standard"><text:span text:style-name="Source_20_Text"><text:span text:style-name="T4">BigInt.prototype.toString();</text:span></text:span></text:p>
            <text:p text:style-name="Standard"><text:span text:style-name="Source_20_Text"><text:span text:style-name="T4">BigInt.prototype.valueOf();</text:span></text:span></text:p>
            <text:p text:style-name="P7"/>
          </table:table-cell>
        </table:table-row>
        <table:table-row>
          <table:table-cell table:style-name="Table3.A3" office:value-type="string">
            <text:p text:style-name="P6">DOMParser sample function</text:p>
          </table:table-cell>
          <table:covered-table-cell/>
        </table:table-row>
        <table:table-row>
          <table:table-cell table:style-name="Table3.A4" office:value-type="string">
            <text:p text:style-name="P9"/>
            <text:p text:style-name="P9">function parseHTML (str) {</text:p>
            <text:p text:style-name="P9"><text:s text:c="2"/>return Array.from(</text:p>
            <text:p text:style-name="P9"><text:s text:c="4"/>(new DOMParser())</text:p>
            <text:p text:style-name="P9"><text:s text:c="6"/>.parseFromString(str, "text/html")</text:p>
            <text:p text:style-name="P9"><text:s text:c="6"/>.childNodes[0]</text:p>
            <text:p text:style-name="P9"><text:s text:c="6"/>.childNodes[1]</text:p>
            <text:p text:style-name="P9"><text:s text:c="6"/>.childNodes</text:p>
            <text:p text:style-name="P9"><text:s text:c="2"/>);</text:p>
            <text:p text:style-name="P9">}</text:p>
            <text:p text:style-name="P9"/>
            <text:p text:style-name="P9">parseHTML(</text:p>
            <text:p text:style-name="P9"><text:s text:c="2"/>"&lt;div&gt;1&lt;p&gt;2&lt;/p&gt;&lt;p&gt;3&lt;/p&gt;&lt;/div&gt;"</text:p>
            <text:p text:style-name="P9"><text:s text:c="2"/>+ "&lt;div&gt;4&lt;p&gt;5&lt;/p&gt;&lt;p&gt;6&lt;/p&gt;&lt;/div&gt;"</text:p>
            <text:p text:style-name="P9"><text:s text:c="2"/>+ "&lt;div&gt;7&lt;/div&gt;"</text:p>
            <text:p text:style-name="P9"><text:s text:c="2"/>+ "&lt;p&gt;8&lt;/p&gt;"</text:p>
            <text:p text:style-name="P9">);</text:p>
            <text:p text:style-name="P11">// -&gt; Array(4) [ div, div, div, p ]</text:p>
            <text:p text:style-name="P11">// Tested in IE11, Edge, Firefox and Chrome.</text:p>
            <text:p text:style-name="P9"/>
          </table:table-cell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3</text:page-number></text:span></text:span><text:span text:style-name="Default_20_Paragraph_20_Font"><text:span text:style-name="MT1"><text:s/>/ </text:span></text:span><text:span text:style-name="Default_20_Paragraph_20_Font"><text:span text:style-name="MT1"><text:page-count>3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meta:initial-creator>Czigler, Ferenc</meta:initial-creator>
    <meta:creation-date>2018-01-01T17:18:00Z</meta:creation-date>
    <dc:date>2020-11-29T14:42:21.222000000</dc:date>
    <meta:print-date>2019-10-25T15:04:00Z</meta:print-date>
    <meta:editing-cycles>223</meta:editing-cycles>
    <meta:editing-duration>PT12H20M45S</meta:editing-duration>
    <meta:document-statistic meta:table-count="3" meta:image-count="0" meta:object-count="0" meta:page-count="3" meta:paragraph-count="192" meta:word-count="719" meta:character-count="5887" meta:non-whitespace-character-count="5280"/>
    <meta:template xlink:type="simple" xlink:actuate="onRequest" xlink:title="" xlink:href="../js-cheatsheet2.odt/Normal.dotm"/>
  </office:meta>
</office:document-meta>
</file>